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drop-cap style:lines="2"/>
      </style:paragraph-properties>
    </style:style>
    <style:style style:name="P2" style:family="paragraph" style:parent-style-name="Text_20_body">
      <style:paragraph-properties>
        <style:drop-cap/>
      </style:paragraph-properties>
    </style:style>
    <style:style style:name="P3" style:family="paragraph" style:parent-style-name="Text_20_body" style:master-page-name="">
      <style:paragraph-properties style:page-number="auto">
        <style:drop-cap style:lines="2"/>
      </style:paragraph-properties>
    </style:style>
    <style:style style:name="P4" style:family="paragraph" style:parent-style-name="Text_20_body" style:list-style-name="L1">
      <style:paragraph-properties>
        <style:drop-cap/>
      </style:paragraph-properties>
    </style:style>
    <style:style style:name="T1" style:family="text">
      <style:text-properties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Internet</text:h>
      <text:p text:style-name="P3"><text:span text:style-name="T1">D</text:span>as Internet sollte immer nach dem Zitat „Let Freedom Reign“ (Lass Freiheit regieren) funktionieren. Der Text auf der Website hell-on-earth.com beschreibt die derzeitigen Probleme des WWW's. Das Internet bietet Möglichkeiten für jedermann, auch für unsere Kinder. Informationen, Unterhaltung finden wir hier mit Freude. Zwei Dinge haben die Meinung des Autors zum Internet verändert. Google will immer weiter in das Privatleben der Menschen eindringen, um am ende Dinge zu ermöglichen wie „Was könnte ich morgen tun?“, „Was für einen Job könnte ich machen?“. Privatsphäre ist wichtig, das meint auch der Autor. Bei dem zweiten Grund bezieht er sich auf das Buch von Andrew Keen „The Cult of the Amateur“. Als er das Buch las, bekam er einen schock. Das worldwide-web ist eine Quelle für Wissen, jedoch kann man den Unterschied zwischen wahr und falsch nicht mehr erkennen. Wikipedia wurde von einem cleveren Mann namens Jimmy Wales ins Leben gerufen, jedoch kann dort jeder Amateur einen Artikel verfassen bzw. nach seinem Empfinden verändern. Wikipedia-Einträge können also wahr oder falsch sein. Wikipedia ist die 17. meist geöffnete Seite im Internet. Die wohl besser Enzyklopädie Britannia ist im Weltweiten Rang nur auf Platz 5128. Auf Wikipedia gibt es schnell Werbung für Irgendetwas oder Propaganda. Ein Beispiel ist ein kurzer Youtube Film welcher im August veröffentlicht wurde. Es ist ein Rap-Video, in dem Produktplatzierungen von Smirnoff durchgeführt wurden. Genauso ein Video von einem Mädchen welches Ihr Reales Leben bloggt. Dieses wurde jedoch von 2 Filmmachern gemacht und diente als <text:s/>Werbegegenstand und für Produktplatzierungen. Aber das ist nur der Anfang von vielen Problemen.</text:p>
      <text:p text:style-name="P1"/>
      <text:p text:style-name="P2">Fragen:</text:p>
      <text:p text:style-name="P2">1.</text:p>
      <text:p text:style-name="P2">Because of 2 Reasons:</text:p>
      <text:list xml:id="list2940736021" text:style-name="L1">
        <text:list-item>
          <text:p text:style-name="P4">What Google does with our privacy</text:p>
        </text:list-item>
        <text:list-item>
          <text:p text:style-name="P4">The Book from Andrew Keen</text:p>
        </text:list-item>
      </text:list>
      <text:p text:style-name="P2">2.</text:p>
      <text:p text:style-name="P2">Everone can write a wikipedia-article. But nobody knows what is realy right. It's a good source, but it's not reliable</text:p>
      <text:p text:style-name="P2"/>
      <text:p text:style-name="P2">3.</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nrad Mallok</meta:initial-creator>
    <meta:creation-date>2012-09-25T12:13:10</meta:creation-date>
    <dc:date>2012-09-28T11:05:12</dc:date>
    <dc:creator>Konrad Mallok</dc:creator>
    <meta:editing-duration>P0D</meta:editing-duration>
    <meta:editing-cycles>3</meta:editing-cycles>
    <meta:generator>LibreOffice/3.5$Linux_X86_64 LibreOffice_project/350m1$Build-2</meta:generator>
    <meta:document-statistic meta:table-count="0" meta:image-count="0" meta:object-count="0" meta:page-count="1" meta:paragraph-count="10" meta:word-count="300" meta:character-count="1867" meta:non-whitespace-character-count="1636"/>
  </office:meta>
</office:document-meta>
</file>